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5a09" officeooo:paragraph-rsid="000a5a0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Bank for class 10</text:p>
      <text:p text:style-name="Standard">(1.1) Networking &amp; Telecommunications</text:p>
      <text:p text:style-name="Standard">(1.1.1) Introduction to Networks</text:p>
      <text:p text:style-name="Standard">(i) Communication Media (Guided &amp; Unguided Media)</text:p>
      <text:p text:style-name="Standard">(ii) Elements of Network (NIC Card, Connectors, Hub,</text:p>
      <text:p text:style-name="Standard">Bridge, Switch, Router, Gateway, Repeater, Modem)</text:p>
      <text:p text:style-name="Standard">(iii) Types of Network</text:p>
      <text:p text:style-name="Standard">LAN, MAN, WAN</text:p>
      <text:p text:style-name="Standard">(iv) Network Architecture</text:p>
      <text:p text:style-name="Standard">Peer-to-peer Network, Client-Server Network,</text:p>
      <text:p text:style-name="Standard">Centralized Network</text:p>
      <text:p text:style-name="Standard">(v) Topologies (Bus, Star, Ring)</text:p>
      <text:p text:style-name="Standard">(vi) Protocols (Definition and Example)</text:p>
      <text:p text:style-name="Standard">(vii) Advantages &amp; Disadvantages of Network</text:p>
      <text:p text:style-name="Standard">(viii) Internet and its services</text:p>
      <text:p text:style-name="Standard">(1.2) Ethical and Social Issues in ICT</text:p>
      <text:p text:style-name="Standard">Digital Citizenship, Digital Footprint, IT policy 2072,</text:p>
      <text:p text:style-name="Standard">Electronic Transaction Act, Opportunities and</text:p>
      <text:p text:style-name="Standard">threats in Social Media</text:p>
      <text:p text:style-name="Standard">(1.3) Computer Security</text:p>
      <text:p text:style-name="Standard">(a) Computer security, Information security, security</text:p>
      <text:p text:style-name="Standard">threats, malicious codes</text:p>
      <text:p text:style-name="Standard">(b) Security mechanisms</text:p>
      <text:p text:style-name="Standard">(i) Authentication systems: Password, biometric</text:p>
      <text:p text:style-name="Standard">(ii) Firewalls</text:p>
      <text:p text:style-name="Standard">(iii) Cryptography : Encryption, Decryption</text:p>
      <text:p text:style-name="Standard">(iv) Antivirus software</text:p>
      <text:p text:style-name="Standard">(v) Backup System</text:p>
      <text:p text:style-name="Standard">(a) Hardware Security</text:p>
      <text:p text:style-name="Standard">(i) Regular Maintenance (ii) Insurance (iii) Free from dust</text:p>
      <text:p text:style-name="Standard">(iv) Fire (v) Thief (vi) Air Condition system (vii)</text:p>
      <text:p text:style-name="Standard">Power protection device (Volt guard, Spike guard,</text:p>
      <text:p text:style-name="Standard">Tentative No.</text:p>
      <text:p text:style-name="Standard">of Classes</text:p>
      <text:p text:style-name="Standard">Th</text:p>
      <text:p text:style-name="Standard">Pr</text:p>
      <text:p text:style-name="Standard">342. Database</text:p>
      <text:p text:style-name="Standard">Management</text:p>
      <text:p text:style-name="Standard">System</text:p>
      <text:p text:style-name="Standard">3. Programming</text:p>
      <text:p text:style-name="Standard">in</text:p>
      <text:p text:style-name="Standard">QBASIC</text:p>
      <text:p text:style-name="Standard">UPS)</text:p>
      <text:p text:style-name="Standard">(1.4) E-Commerce</text:p>
      <text:p text:style-name="Standard">(i) Introduction (ii) Benefits and Limitation of E-Commerce</text:p>
      <text:p text:style-name="Standard">(iii) Types of E-Commerce: B2B, B2C, C2C</text:p>
      <text:p text:style-name="Standard">(iv) M-Commerce (v) Online Payment</text:p>
      <text:p text:style-name="Standard">(1.5) Contemporary Technology</text:p>
      <text:p text:style-name="Standard">Cloud Computing, Artificial Intelligence Virtual Reality, E-</text:p>
      <text:p text:style-name="Standard"><text:soft-page-break/>Governance, Mobile Computing, Internet of</text:p>
      <text:p text:style-name="Standard">things (IOT)</text:p>
      <text:p text:style-name="Standard">(1.6) Number system</text:p>
      <text:p text:style-name="Standard">(a) Binary Arithmetic (addition, Subtraction, Multiplication,</text:p>
      <text:p text:style-name="Standard">Division)</text:p>
      <text:p text:style-name="Standard">(b) Base Conversion (Decimal, Octal, binary and</text:p>
      <text:p text:style-name="Standard">hexadecimal)</text:p>
      <text:p text:style-name="Standard">(2.1) Introduction</text:p>
      <text:p text:style-name="Standard">(i) Data and Information, Database Concept, Database</text:p>
      <text:p text:style-name="Standard">Management Concept</text:p>
      <text:p text:style-name="Standard">(ii) Files, Data type, Record, Table</text:p>
      <text:p text:style-name="Standard">(2.2) Creating a Database using MS-Access</text:p>
      <text:p text:style-name="Standard">(i) Creating a new Database</text:p>
      <text:p text:style-name="Standard">(ii) Creating a new Table by design view, Saving and</text:p>
      <text:p text:style-name="Standard">creating a Primary key</text:p>
      <text:p text:style-name="Standard">(iii) Adding and deleting fields</text:p>
      <text:p text:style-name="Standard">(iv) Editing Field name, Data type, Field size and Index</text:p>
      <text:p text:style-name="Standard">(2.3) Entering and Editing Data</text:p>
      <text:p text:style-name="Standard">(i) Adding, Editing, Inserting, Deleting and sorting</text:p>
      <text:p text:style-name="Standard">records</text:p>
      <text:p text:style-name="Standard">(ii) Adjusting Column widths and hiding columns</text:p>
      <text:p text:style-name="Standard">(2.4) Querying Database</text:p>
      <text:p text:style-name="Standard">(i) Select Query (ii) Update Query (iii) Delete Query (iv)</text:p>
      <text:p text:style-name="Standard">Insert Query (criteria with maximum two conditions)</text:p>
      <text:p text:style-name="Standard">(2.5) Creating and using forms</text:p>
      <text:p text:style-name="Standard">(i) Creating Form by using wizard, Entering and Editing</text:p>
      <text:p text:style-name="Standard">Data using a from</text:p>
      <text:p text:style-name="Standard">(2.6) Creating and Printing Reports</text:p>
      <text:p text:style-name="Standard">(i) Printing the table data, Creating a Report Using the</text:p>
      <text:p text:style-name="Standard">Report Wizards</text:p>
      <text:p text:style-name="Standard">(ii) Printing a Report</text:p>
      <text:p text:style-name="Standard">(3.1) Modular Programming</text:p>
      <text:p text:style-name="Standard">(i) Concept of modular programming approach</text:p>
      <text:p text:style-name="Standard">(ii) Main module, procedure modules (function and sub</text:p>
      <text:p text:style-name="Standard">procedures)</text:p>
      <text:p text:style-name="Standard">(iii) Parameters (Concept of Local &amp; Global variables)</text:p>
      <text:p text:style-name="Standard">(iv) Writing and calling function procedure</text:p>
      <text:p text:style-name="Standard">(v) Define and call procedures</text:p>
      <text:p text:style-name="Standard">(FUNCTION... END FUNCTION, SUB... END</text:p>
      <text:p text:style-name="Standard">SUB,CALL)</text:p>
      <text:p text:style-name="Standard">(3.2) File processing (file handling)</text:p>
      <text:p text:style-name="Standard">(i) Data file (sequential only)</text:p>
      <text:p text:style-name="Standard">(ii) File modes (output, input, append)</text:p>
      <text:p text:style-name="Standard">(iii) File processing activities</text:p>
      <text:p text:style-name="Standard">Opening a file</text:p>
      <text:p text:style-name="Standard">Write to a file</text:p>
      <text:p text:style-name="Standard">Reading a file</text:p>
      <text:p text:style-name="Standard">Appending records to a file</text:p>
      <text:p text:style-name="Standard">Closing file</text:p>
      <text:p text:style-name="Standard"><text:soft-page-break/>Statements and Functions to be covered:</text:p>
      <text:p text:style-name="Standard">File Input / Output Management statement and functions</text:p>
      <text:p text:style-name="Standard">(OPEN, CLOSE, WRITE#, PRINT#,INPUT#,INPUT$</text:p>
      <text:p text:style-name="Standard">LINE INPUT#,EOF,NAME,KILL,FILES,CHDIR,</text:p>
      <text:p text:style-name="Standard">1729</text:p>
      <text:p text:style-name="Standard">24374. C-</text:p>
      <text:p text:style-name="Standard">Programming</text:p>
      <text:p text:style-name="Standard">MKDIR,RMDIR)</text:p>
      <text:p text:style-name="Standard">1. Introduction to C-Language Programming</text:p>
      <text:p text:style-name="Standard">2. Data types, operators</text:p>
      <text:p text:style-name="Standard">3. Keywords in C-Language</text:p>
      <text:p text:style-name="Standard">4. Input /Output using scan f &amp; Print f</text:p>
      <text:p text:style-name="Standard">5. Writing Programs using IF and looping statem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6:47:30.902417821</meta:creation-date>
    <dc:date>2024-10-27T07:38:16.721750751</dc:date>
    <meta:editing-duration>PT1M19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3" meta:paragraph-count="111" meta:word-count="498" meta:character-count="3410" meta:non-whitespace-character-count="3023"/>
  </office:meta>
</office:document-meta>
</file>